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7965f" style:font-name-asian="Nimbus Mono L"/>
    </style:style>
    <style:style style:name="P2" style:family="paragraph" style:parent-style-name="Standard">
      <style:text-properties style:font-name="Nimbus Mono L" officeooo:rsid="0014c351" officeooo:paragraph-rsid="0007965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7965f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4808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ff9b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263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845fb" style:font-name-asian="Nimbus Mono L"/>
    </style:style>
    <style:style style:name="T1" style:family="text">
      <style:text-properties officeooo:rsid="001b00f3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ff9b8"/>
    </style:style>
    <style:style style:name="T7" style:family="text">
      <style:text-properties officeooo:rsid="0026b38e"/>
    </style:style>
    <style:style style:name="T8" style:family="text">
      <style:text-properties officeooo:rsid="002845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人员调动</text:p>
      <text:p text:style-name="P3"><text:tab/>导航下拉名_1:人员调动</text:p>
      <text:p text:style-name="P3"><text:tab/><text:tab/>导航名_1:<text:bookmark-start text:name="__DdeLink__1368_1114225884"/>人员<text:bookmark-end text:name="__DdeLink__1368_1114225884"/>调动申请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970_1826826792"/>填写人<text:bookmark-end text:name="__DdeLink__970_1826826792"/></text:p>
      <text:p text:style-name="P3"><text:tab/><text:tab/><text:tab/><text:tab/>字段名称_<text:span text:style-name="T2">2</text:span>:<text:bookmark-start text:name="__DdeLink__972_1826826792"/>需求类型<text:bookmark-end text:name="__DdeLink__972_1826826792"/></text:p>
      <text:p text:style-name="P3"><text:tab/><text:tab/><text:tab/><text:tab/>字段名称_<text:span text:style-name="T3">3</text:span>:<text:bookmark-start text:name="__DdeLink__975_1826826792"/>调动原因<text:bookmark-end text:name="__DdeLink__975_1826826792"/></text:p>
      <text:p text:style-name="P3"><text:tab/><text:tab/><text:tab/><text:tab/>字段名称_<text:span text:style-name="T3">4</text:span>:<text:bookmark-start text:name="__DdeLink__978_1826826792"/>调动人员<text:bookmark-end text:name="__DdeLink__978_1826826792"/></text:p>
      <text:p text:style-name="P3"><text:tab/><text:tab/><text:tab/><text:tab/>字段名称_<text:span text:style-name="T4">5</text:span>:<text:bookmark-start text:name="__DdeLink__983_1826826792"/>地区<text:bookmark-end text:name="__DdeLink__983_1826826792"/><text:tab/><text:tab/><text:tab/><text:tab/></text:p>
      <text:p text:style-name="P3"><text:tab/><text:tab/><text:tab/><text:tab/>字段名称_<text:span text:style-name="T4">6</text:span>:<text:bookmark-start text:name="__DdeLink__986_1826826792"/>项目<text:bookmark-end text:name="__DdeLink__986_1826826792"/></text:p>
      <text:p text:style-name="P3"><text:tab/><text:tab/><text:tab/><text:tab/>字段名称_<text:span text:style-name="T4">7</text:span>:<text:bookmark-start text:name="__DdeLink__991_1826826792"/>部门<text:bookmark-end text:name="__DdeLink__991_1826826792"/></text:p>
      <text:p text:style-name="P3"><text:tab/><text:tab/><text:tab/><text:tab/>字段名称_<text:span text:style-name="T4">8</text:span>:<text:bookmark-start text:name="__DdeLink__994_1826826792"/>岗位<text:bookmark-end text:name="__DdeLink__994_1826826792"/>层级</text:p>
      <text:p text:style-name="P3"><text:tab/><text:tab/><text:tab/><text:tab/>字段名称_<text:span text:style-name="T4">9</text:span>:<text:bookmark-start text:name="__DdeLink__996_1826826792"/><text:bookmark-start text:name="__DdeLink__528_1993623062"/>技能<text:bookmark-end text:name="__DdeLink__996_1826826792"/><text:bookmark-end text:name="__DdeLink__528_1993623062"/>情况</text:p>
      <text:p text:style-name="P3"><text:tab/><text:tab/><text:tab/><text:tab/>字段名称_<text:span text:style-name="T5">10</text:span>:调往地区</text:p>
      <text:p text:style-name="P3"><text:tab/><text:tab/><text:tab/><text:tab/>字段名称_<text:span text:style-name="T5">11</text:span>:<text:bookmark-start text:name="__DdeLink__1370_1114225884"/>调往<text:bookmark-end text:name="__DdeLink__1370_1114225884"/>项目</text:p>
      <text:p text:style-name="P3"><text:tab/><text:tab/><text:tab/><text:tab/>字段名称_<text:span text:style-name="T5">12</text:span>:特殊要求</text:p>
      <text:p text:style-name="P3"><text:tab/><text:tab/><text:tab/><text:tab/>字段名称_<text:span text:style-name="T5">13</text:span>:<text:bookmark-start text:name="__DdeLink__1372_1114225884"/>计划<text:bookmark-end text:name="__DdeLink__1372_1114225884"/>到岗时间</text:p>
      <text:p text:style-name="P3"><text:tab/><text:tab/><text:tab/><text:tab/>字段名称_<text:span text:style-name="T5">14</text:span>:<text:bookmark-start text:name="__DdeLink__1374_1114225884"/>实际到岗时间<text:bookmark-end text:name="__DdeLink__1374_1114225884"/></text:p>
      <text:p text:style-name="P3"><text:tab/><text:tab/><text:tab/><text:tab/>字段名称_<text:span text:style-name="T5">15</text:span>:<text:bookmark-start text:name="__DdeLink__1376_1114225884"/>备注<text:bookmark-end text:name="__DdeLink__1376_1114225884"/></text:p>
      <text:p text:style-name="P3"><text:tab/><text:tab/><text:tab/><text:tab/>字段名称_<text:span text:style-name="T5">16</text:span>:<text:bookmark-start text:name="__DdeLink__1378_1114225884"/>审核人<text:bookmark-end text:name="__DdeLink__1378_1114225884"/></text:p>
      <text:p text:style-name="P3"><text:tab/><text:tab/><text:tab/><text:tab/>字段名称_<text:span text:style-name="T5">17</text:span>:<text:bookmark-start text:name="__DdeLink__1380_1114225884"/><text:bookmark-start text:name="__DdeLink__2415_2142078553"/>审核<text:bookmark-end text:name="__DdeLink__1380_1114225884"/><text:bookmark-end text:name="__DdeLink__2415_2142078553"/>意见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1">2</text:span>:添加 <text:s/>功能类型:编辑 (有网格/树形/编辑可选)</text:p>
      <text:p text:style-name="P4"><text:tab/><text:tab/><text:tab/><text:tab/>字段名称_<text:span text:style-name="T2">1</text:span>:<text:bookmark-start text:name="__DdeLink__970_18268267921"/>填写人<text:bookmark-end text:name="__DdeLink__970_18268267921"/> <text:s text:c="6"/>标签类型：文本框 必填</text:p>
      <text:p text:style-name="P4"><text:tab/><text:tab/><text:tab/><text:tab/>字段名称_<text:span text:style-name="T2">2</text:span>:<text:bookmark-start text:name="__DdeLink__972_18268267921"/>需求类型<text:bookmark-end text:name="__DdeLink__972_18268267921"/> <text:s text:c="5"/>标签类型：文本框 必填</text:p>
      <text:p text:style-name="P4"><text:tab/><text:tab/><text:tab/><text:tab/>字段名称_<text:span text:style-name="T3">3</text:span>:<text:bookmark-start text:name="__DdeLink__975_18268267921"/>调动原因<text:bookmark-end text:name="__DdeLink__975_18268267921"/> <text:s text:c="5"/>标签类型：文本框 必填</text:p>
      <text:p text:style-name="P4"><text:tab/><text:tab/><text:tab/><text:tab/>字段名称_<text:span text:style-name="T3">4</text:span>:<text:bookmark-start text:name="__DdeLink__978_18268267921"/>调动人员<text:bookmark-end text:name="__DdeLink__978_18268267921"/> <text:s text:c="5"/>标签类型：文本框 必填 </text:p>
      <text:p text:style-name="P4"><text:tab/><text:tab/><text:tab/><text:tab/>字段名称_<text:span text:style-name="T4">5</text:span><text:bookmark-start text:name="__DdeLink__983_18268267921"/>:<text:bookmark-end text:name="__DdeLink__983_18268267921"/>地区 <text:s text:c="9"/>标签类型：文本框 必填</text:p>
      <text:p text:style-name="P4"><text:s text:c="3"/><text:tab/><text:tab/><text:tab/><text:tab/>字段名称_<text:span text:style-name="T4">6</text:span>:<text:bookmark-start text:name="__DdeLink__986_18268267921"/>项目<text:bookmark-end text:name="__DdeLink__986_18268267921"/> <text:s text:c="9"/>标签类型：文本框 必填</text:p>
      <text:p text:style-name="P4"><text:tab/><text:tab/><text:tab/><text:tab/>字段名称_<text:span text:style-name="T4">7</text:span>:<text:bookmark-start text:name="__DdeLink__991_18268267921"/>部门<text:bookmark-end text:name="__DdeLink__991_18268267921"/> <text:s text:c="9"/>标签类型：文本框 必填</text:p>
      <text:p text:style-name="P4"><text:tab/><text:tab/><text:tab/><text:tab/>字段名称_<text:span text:style-name="T4">8</text:span>:<text:bookmark-start text:name="__DdeLink__994_18268267921"/>岗位<text:bookmark-end text:name="__DdeLink__994_18268267921"/>层级 <text:s text:c="6"/>标签类型：文本框 必填</text:p>
      <text:p text:style-name="P4"><text:tab/><text:tab/><text:tab/><text:tab/>字段名称_<text:span text:style-name="T4">9</text:span>:<text:bookmark-start text:name="__DdeLink__996_18268267921"/><text:bookmark-start text:name="__DdeLink__528_19936230621"/>技能<text:bookmark-end text:name="__DdeLink__996_18268267921"/><text:bookmark-end text:name="__DdeLink__528_19936230621"/>情况 <text:s text:c="6"/>标签类型：文本框 必填</text:p>
      <text:p text:style-name="P4"><text:tab/><text:tab/><text:tab/><text:tab/>字段名称_<text:span text:style-name="T5">10</text:span>:调往地区 <text:s text:c="5"/>标签类型：文本框 必填</text:p>
      <text:p text:style-name="P4"><text:tab/><text:tab/><text:tab/><text:tab/>字段名称_<text:span text:style-name="T5">11</text:span>:<text:bookmark-start text:name="__DdeLink__1370_11142258841"/>调往<text:bookmark-end text:name="__DdeLink__1370_11142258841"/>项目 <text:s text:c="5"/>标签类型：文本框 必填</text:p>
      <text:p text:style-name="P4"><text:tab/><text:tab/><text:tab/><text:tab/>字段名称_<text:span text:style-name="T5">12</text:span>:特殊要求 <text:s text:c="5"/>标签类型：文本框 必填</text:p>
      <text:p text:style-name="P4"><text:tab/><text:tab/><text:tab/><text:tab/>字段名称_<text:span text:style-name="T5">13</text:span>:<text:bookmark-start text:name="__DdeLink__1372_11142258841"/>计划<text:bookmark-end text:name="__DdeLink__1372_11142258841"/>到岗时间 <text:s text:c="2"/>标签类型：日期框 必填</text:p>
      <text:p text:style-name="P4"><text:tab/><text:tab/><text:tab/><text:tab/>字段名称_<text:span text:style-name="T5">14</text:span>:<text:bookmark-start text:name="__DdeLink__1374_11142258841"/>实际到岗时间<text:bookmark-end text:name="__DdeLink__1374_11142258841"/> <text:s text:c="2"/>标签类型：日期框 必填</text:p>
      <text:p text:style-name="P4"><text:tab/><text:tab/><text:tab/><text:tab/>字段名称_<text:span text:style-name="T5">15</text:span>:<text:bookmark-start text:name="__DdeLink__1376_11142258841"/>备注<text:bookmark-end text:name="__DdeLink__1376_11142258841"/> <text:s text:c="9"/>标签类型：文本框 必填</text:p>
      <text:p text:style-name="P4"><text:tab/><text:tab/><text:tab/><text:tab/>字段名称_<text:span text:style-name="T5">16</text:span>:<text:bookmark-start text:name="__DdeLink__1378_11142258841"/>审核人<text:bookmark-end text:name="__DdeLink__1378_11142258841"/> <text:s text:c="7"/>标签类型：下拉框（下拉内容：总经办，原决策层，调往决策层，规划模块，预算模块） 必填</text:p>
      <text:p text:style-name="P4"><text:tab/><text:tab/><text:tab/><text:tab/>字段名称_<text:span text:style-name="T5">17</text:span>:<text:bookmark-start text:name="__DdeLink__2415_21420785531"/><text:bookmark-start text:name="__DdeLink__1380_11142258841"/>审核<text:bookmark-end text:name="__DdeLink__2415_21420785531"/><text:bookmark-end text:name="__DdeLink__1380_11142258841"/>意见 <text:s text:c="6"/>标签类型：文本框 必填</text:p>
      <text:p text:style-name="P4"/>
      <text:p text:style-name="P5"><text:tab/><text:tab/><text:tab/>功能名字_<text:span text:style-name="T6">3</text:span>:修改 <text:s/>功能类型:编辑 (有网格/树形/编辑可选)</text:p>
      <text:p text:style-name="P6"><text:tab/><text:tab/><text:tab/><text:tab/>字段名称_<text:span text:style-name="T2">1</text:span>:<text:bookmark-start text:name="__DdeLink__970_182682679211"/>填写人<text:bookmark-end text:name="__DdeLink__970_182682679211"/> <text:s text:c="6"/>标签类型：文本框 必填</text:p>
      <text:p text:style-name="P6"><text:tab/><text:tab/><text:tab/><text:tab/>字段名称_<text:span text:style-name="T2">2</text:span>:<text:bookmark-start text:name="__DdeLink__972_182682679211"/>需求类型<text:bookmark-end text:name="__DdeLink__972_182682679211"/> <text:s text:c="5"/>标签类型：文本框 必填</text:p>
      <text:p text:style-name="P6"><text:tab/><text:tab/><text:tab/><text:tab/>字段名称_<text:span text:style-name="T3">3</text:span>:<text:bookmark-start text:name="__DdeLink__975_182682679211"/>调动原因<text:bookmark-end text:name="__DdeLink__975_182682679211"/> <text:s text:c="5"/>标签类型：文本框 必填</text:p>
      <text:p text:style-name="P6"><text:tab/><text:tab/><text:tab/><text:tab/>字段名称_<text:span text:style-name="T3">4</text:span>:<text:bookmark-start text:name="__DdeLink__978_182682679211"/>调动人员<text:bookmark-end text:name="__DdeLink__978_182682679211"/> <text:s text:c="5"/>标签类型：文本框 必填 </text:p>
      <text:p text:style-name="P6"><text:tab/><text:tab/><text:tab/><text:tab/>字段名称_<text:span text:style-name="T4">5</text:span><text:bookmark-start text:name="__DdeLink__983_182682679211"/>:<text:bookmark-end text:name="__DdeLink__983_182682679211"/>地区 <text:s text:c="9"/>标签类型：文本框 必填</text:p>
      <text:p text:style-name="P6"><text:s text:c="3"/><text:tab/><text:tab/><text:tab/><text:tab/>字段名称_<text:span text:style-name="T4">6</text:span>:<text:bookmark-start text:name="__DdeLink__986_182682679211"/>项目<text:bookmark-end text:name="__DdeLink__986_182682679211"/> <text:s text:c="9"/>标签类型：文本框 必填</text:p>
      <text:p text:style-name="P6"><text:tab/><text:tab/><text:tab/><text:tab/>字段名称_<text:span text:style-name="T4">7</text:span>:<text:bookmark-start text:name="__DdeLink__991_182682679211"/>部门<text:bookmark-end text:name="__DdeLink__991_182682679211"/> <text:s text:c="9"/>标签类型：文本框 必填</text:p>
      <text:p text:style-name="P6"><text:tab/><text:tab/><text:tab/><text:tab/>字段名称_<text:span text:style-name="T4">8</text:span>:<text:bookmark-start text:name="__DdeLink__994_182682679211"/>岗位<text:bookmark-end text:name="__DdeLink__994_182682679211"/>层级 <text:s text:c="6"/>标签类型：文本框 必填</text:p>
      <text:p text:style-name="P6"><text:tab/><text:tab/><text:tab/><text:tab/>字段名称_<text:span text:style-name="T4">9</text:span>:<text:bookmark-start text:name="__DdeLink__996_182682679211"/><text:bookmark-start text:name="__DdeLink__528_199362306211"/>技能<text:bookmark-end text:name="__DdeLink__996_182682679211"/><text:bookmark-end text:name="__DdeLink__528_199362306211"/>情况 <text:s text:c="6"/>标签类型：文本框 必填</text:p>
      <text:p text:style-name="P6"><text:tab/><text:tab/><text:tab/><text:tab/>字段名称_<text:span text:style-name="T5">10</text:span>:调往地区 <text:s text:c="5"/>标签类型：文本框 必填</text:p>
      <text:p text:style-name="P6"><text:tab/><text:tab/><text:tab/><text:tab/>字段名称_<text:span text:style-name="T5">11</text:span>:<text:bookmark-start text:name="__DdeLink__1370_111422588411"/>调往<text:bookmark-end text:name="__DdeLink__1370_111422588411"/>项目 <text:s text:c="5"/>标签类型：文本框 必填</text:p>
      <text:p text:style-name="P6"><text:tab/><text:tab/><text:tab/><text:tab/>字段名称_<text:span text:style-name="T5">12</text:span>:特殊要求 <text:s text:c="5"/>标签类型：文本框 必填</text:p>
      <text:p text:style-name="P6"><text:tab/><text:tab/><text:tab/><text:tab/>字段名称_<text:span text:style-name="T5">13</text:span>:<text:bookmark-start text:name="__DdeLink__1372_111422588411"/>计划<text:bookmark-end text:name="__DdeLink__1372_111422588411"/>到岗时间 <text:s text:c="2"/>标签类型：日期框 必填</text:p>
      <text:p text:style-name="P6"><text:tab/><text:tab/><text:tab/><text:tab/>字段名称_<text:span text:style-name="T5">14</text:span>:<text:bookmark-start text:name="__DdeLink__1374_111422588411"/>实际到岗时间<text:bookmark-end text:name="__DdeLink__1374_111422588411"/> <text:s text:c="2"/>标签类型：日期框 必填</text:p>
      <text:p text:style-name="P6"><text:tab/><text:tab/><text:tab/><text:tab/>字段名称_<text:span text:style-name="T5">15</text:span>:<text:bookmark-start text:name="__DdeLink__1376_111422588411"/>备注<text:bookmark-end text:name="__DdeLink__1376_111422588411"/> <text:s text:c="9"/>标签类型：文本框 必填</text:p>
      <text:p text:style-name="P6"><text:soft-page-break/><text:tab/><text:tab/><text:tab/><text:tab/>字段名称_<text:span text:style-name="T5">16</text:span>:<text:bookmark-start text:name="__DdeLink__1378_111422588411"/>审核人<text:bookmark-end text:name="__DdeLink__1378_111422588411"/> <text:s text:c="7"/>标签类型：下拉框（下拉内容：总经办，原决策层，调往决策层，规划模块，预算模块） 必填</text:p>
      <text:p text:style-name="P6"><text:tab/><text:tab/><text:tab/><text:tab/>字段名称_<text:span text:style-name="T5">17</text:span>:<text:bookmark-start text:name="__DdeLink__2415_214207855311"/><text:bookmark-start text:name="__DdeLink__1380_111422588411"/>审核<text:bookmark-end text:name="__DdeLink__2415_214207855311"/><text:bookmark-end text:name="__DdeLink__1380_111422588411"/>意见 <text:s text:c="6"/>标签类型：文本框 必填</text:p>
      <text:p text:style-name="P6"/>
      <text:p text:style-name="P5"><text:tab/><text:tab/><text:tab/>功能名字_<text:span text:style-name="T6">4</text:span>:删除 <text:s/>功能类型:</text:p>
      <text:p text:style-name="P5"><text:tab/><text:tab/><text:tab/>功能名字_<text:span text:style-name="T6">5</text:span>:审核 <text:s/>功能类型:</text:p>
      <text:p text:style-name="P5"><text:tab/><text:tab/><text:tab/><text:tab/>根据审核人下拉内容来审核</text:p>
      <text:p text:style-name="P7"><text:tab/><text:tab/><text:tab/><text:tab/>字段名称_<text:span text:style-name="T7">1</text:span>:<text:bookmark-start text:name="__DdeLink__1378_111422588412"/>审核人<text:bookmark-end text:name="__DdeLink__1378_111422588412"/> <text:s/></text:p>
      <text:p text:style-name="P7"><text:tab/><text:tab/><text:tab/><text:tab/>字段名称_<text:span text:style-name="T8">2</text:span>:<text:bookmark-start text:name="__DdeLink__2415_2142078553111"/><text:bookmark-start text:name="__DdeLink__1380_1114225884111"/>审核<text:bookmark-end text:name="__DdeLink__2415_2142078553111"/><text:bookmark-end text:name="__DdeLink__1380_1114225884111"/>意见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2:18.315571765</meta:creation-date>
    <dc:date>2017-04-22T16:04:03.694501222</dc:date>
    <meta:editing-duration>PT31M30S</meta:editing-duration>
    <meta:editing-cycles>34</meta:editing-cycles>
    <meta:generator>LibreOffice/5.2.6.1$Linux_X86_64 LibreOffice_project/20$Build-1</meta:generator>
    <meta:document-statistic meta:table-count="0" meta:image-count="0" meta:object-count="0" meta:page-count="2" meta:paragraph-count="65" meta:word-count="1011" meta:character-count="1704" meta:non-whitespace-character-count="1155"/>
  </office:meta>
</office:document-meta>
</file>